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c9ba4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custom-shape draw:style-name="gr5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4.572cm" svg:y1="5.842cm" svg:x2="12.546cm" svg:y2="13.462cm">
          <text:p/>
        </draw:line>
        <draw:frame draw:style-name="gr4" draw:text-style-name="P6" draw:layer="layout" svg:width="1.27cm" svg:height="1.114cm" svg:x="7.012cm" svg:y="7.466cm">
          <draw:text-box>
            <text:p text:style-name="P1"><text:span text:style-name="T1">p</text:span><text:span text:style-name="T2">l</text:span></text:p>
          </draw:text-box>
        </draw:frame>
        <draw:frame draw:style-name="gr4" draw:text-style-name="P6" draw:layer="layout" svg:width="1.27cm" svg:height="1.114cm" svg:x="22.4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8" draw:text-style-name="P9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21.844cm" svg:y1="5.842cm" svg:x2="13.97cm" svg:y2="13.462cm">
          <text:p/>
        </draw:lin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0.414cm" svg:y="10.417cm">
          <draw:text-box>
            <text:p text:style-name="P1"><text:span text:style-name="T1">e</text:span><text:span text:style-name="T2">l</text:span></text:p>
          </draw:text-box>
        </draw:frame>
        <draw:custom-shape draw:style-name="gr3" draw:text-style-name="P4" draw:layer="layout" svg:width="0.508cm" svg:height="0.508cm" svg:x="19.05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8.588cm" svg:y="7.022cm">
          <draw:text-box>
            <text:p text:style-name="P1"><text:span text:style-name="T1">p</text:span><text:span text:style-name="T2">r</text:span></text:p>
          </draw:text-box>
        </draw:frame>
        <draw:frame draw:style-name="gr4" draw:text-style-name="P6" draw:layer="layout" svg:width="1.27cm" svg:height="1.114cm" svg:x="14.986cm" svg:y="10.414cm">
          <draw:text-box>
            <text:p text:style-name="P1"><text:span text:style-name="T1">e</text:span><text:span text:style-name="T2">r</text:span></text:p>
          </draw:text-box>
        </draw:frame>
        <draw:frame draw:style-name="gr4" draw:text-style-name="P10" draw:layer="layout" svg:width="1.27cm" svg:height="1.114cm" svg:x="3.556cm" svg:y="4.982cm">
          <draw:text-box>
            <text:p text:style-name="P1"><text:span text:style-name="T3">L</text:span><text:span text:style-name="T2">l</text:span></text:p>
          </draw:text-box>
        </draw:frame>
        <draw:frame draw:style-name="gr4" draw:text-style-name="P10" draw:layer="layout" svg:width="1.27cm" svg:height="1.114cm" svg:x="21.59cm" svg:y="5.08cm">
          <draw:text-box>
            <text:p text:style-name="P1"><text:span text:style-name="T3">L</text:span><text:span text:style-name="T2">r</text:span></text:p>
          </draw:text-box>
        </draw:frame>
        <draw:frame draw:style-name="gr4" draw:text-style-name="P6" draw:layer="layout" svg:width="1.27cm" svg:height="1.114cm" svg:x="9.652cm" svg:y="8.284cm">
          <draw:text-box>
            <text:p text:style-name="P1">I<text:span text:style-name="T2">l</text:span></text:p>
          </draw:text-box>
        </draw:frame>
        <draw:frame draw:style-name="gr4" draw:text-style-name="P6" draw:layer="layout" svg:width="1.27cm" svg:height="1.114cm" svg:x="15.748cm" svg:y="8.128cm">
          <draw:text-box>
            <text:p text:style-name="P1">I<text:span text:style-name="T2">r</text:span></text:p>
          </draw:text-box>
        </draw:frame>
        <draw:custom-shape draw:style-name="gr3" draw:text-style-name="P4" draw:layer="layout" svg:width="0.508cm" svg:height="0.508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1.27cm" svg:height="1.114cm" svg:x="5.08cm" svg:y="9.046cm">
          <draw:text-box>
            <text:p text:style-name="P11"><text:span text:style-name="T4">d</text:span><text:span text:style-name="T5">l</text:span></text:p>
          </draw:text-box>
        </draw:frame>
        <draw:frame draw:style-name="gr4" draw:text-style-name="P12" draw:layer="layout" svg:width="1.27cm" svg:height="1.114cm" svg:x="20.574cm" svg:y="8.851cm">
          <draw:text-box>
            <text:p text:style-name="P11"><text:span text:style-name="T4">d</text:span><text:span text:style-name="T5">r</text:span></text:p>
          </draw:text-box>
        </draw:frame>
        <draw:frame draw:style-name="gr4" draw:text-style-name="P10" draw:layer="layout" svg:width="1.27cm" svg:height="1.114cm" svg:x="9.906cm" svg:y="4.474cm">
          <draw:text-box>
            <text:p text:style-name="P1"><text:span text:style-name="T3">D</text:span><text:span text:style-name="T2">l</text:span></text:p>
          </draw:text-box>
        </draw:frame>
        <draw:frame draw:style-name="gr4" draw:text-style-name="P10" draw:layer="layout" svg:width="1.27cm" svg:height="1.114cm" svg:x="16.002cm" svg:y="4.474cm">
          <draw:text-box>
            <text:p text:style-name="P1"><text:span text:style-name="T3">D</text:span><text:span text:style-name="T2">r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10:34:09.979000000</dc:date>
    <meta:editing-duration>PT24M6S</meta:editing-duration>
    <meta:editing-cycles>5</meta:editing-cycles>
    <meta:generator>LibreOffice/6.1.3.2$Windows_X86_64 LibreOffice_project/86daf60bf00efa86ad547e59e09d6bb77c699acb</meta:generator>
    <meta:document-statistic meta:object-count="51"/>
  </office:meta>
</office:document-meta>
</file>